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avaden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l" fo:country="SI" style:language-asian="en" style:country-asian="US" style:language-complex="ar" style:country-complex="SA" style:text-combine="none" fo:hyphenate="true"/>
    </style:default-style>
    <style:style style:name="Navaden" style:display-name="Navaden" style:family="paragraph">
      <style:text-properties fo:hyphenate="false"/>
    </style:style>
    <style:style style:name="Privzetapisavaodstavka" style:display-name="Privzeta pisava odstav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n Merhar</meta:initial-creator>
    <dc:creator>Jan Merhar</dc:creator>
    <meta:creation-date>2020-04-01T16:19:00Z</meta:creation-date>
    <dc:date>2020-04-01T16:19:00Z</dc:date>
    <meta:template xlink:href="Normal.dotm" xlink:type="simple"/>
    <meta:editing-cycles>1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